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ac833" officeooo:paragraph-rsid="001ac833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ac833" officeooo:paragraph-rsid="001c216d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ce390" officeooo:paragraph-rsid="001ce390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d2411" officeooo:paragraph-rsid="001d2411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1e42ec" officeooo:paragraph-rsid="001e42ec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ed8d0" officeooo:paragraph-rsid="001ed8d0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204bbb" officeooo:paragraph-rsid="00204bbb"/>
    </style:style>
    <style:style style:name="P9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P10" style:family="paragraph" style:parent-style-name="Standard">
      <style:paragraph-properties fo:text-align="start" style:justify-single-word="false" fo:break-before="page"/>
      <style:text-properties fo:language="es" fo:country="ES" officeooo:rsid="001e42ec" officeooo:paragraph-rsid="001e42ec"/>
    </style:style>
    <style:style style:name="P11" style:family="paragraph" style:parent-style-name="Standard">
      <style:paragraph-properties fo:text-align="start" style:justify-single-word="false" fo:break-before="page"/>
      <style:text-properties fo:language="es" fo:country="ES" officeooo:rsid="001ed8d0" officeooo:paragraph-rsid="001ed8d0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s" fo:country="ES" officeooo:rsid="0019d005" officeooo:paragraph-rsid="0019d005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s" fo:country="ES" officeooo:rsid="001ac833" officeooo:paragraph-rsid="001ac833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ac833"/>
    </style:style>
    <style:style style:name="P16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c216d"/>
    </style:style>
    <style:style style:name="P17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ac833"/>
    </style:style>
    <style:style style:name="P18" style:family="paragraph" style:parent-style-name="Standard" style:list-style-name="L2">
      <style:paragraph-properties fo:text-align="start" style:justify-single-word="false"/>
      <style:text-properties fo:language="es" fo:country="ES" officeooo:rsid="001c216d" officeooo:paragraph-rsid="001c216d"/>
    </style:style>
    <style:style style:name="P19" style:family="paragraph" style:parent-style-name="Standard" style:list-style-name="L4">
      <style:paragraph-properties fo:text-align="start" style:justify-single-word="false"/>
      <style:text-properties fo:language="es" fo:country="ES" officeooo:rsid="001ce390" officeooo:paragraph-rsid="001ce390"/>
    </style:style>
    <style:style style:name="P20" style:family="paragraph" style:parent-style-name="Standard" style:list-style-name="L4">
      <style:paragraph-properties fo:text-align="start" style:justify-single-word="false"/>
      <style:text-properties fo:language="es" fo:country="ES" officeooo:rsid="001d2411" officeooo:paragraph-rsid="001d2411"/>
    </style:style>
    <style:style style:name="P21" style:family="paragraph" style:parent-style-name="Standard" style:list-style-name="L5">
      <style:paragraph-properties fo:text-align="start" style:justify-single-word="false"/>
      <style:text-properties fo:language="es" fo:country="ES" officeooo:rsid="001e42ec" officeooo:paragraph-rsid="001e42ec"/>
    </style:style>
    <style:style style:name="P22" style:family="paragraph" style:parent-style-name="Standard" style:list-style-name="L6">
      <style:paragraph-properties fo:text-align="start" style:justify-single-word="false"/>
      <style:text-properties fo:language="es" fo:country="ES" officeooo:rsid="001e42ec" officeooo:paragraph-rsid="001e42ec"/>
    </style:style>
    <style:style style:name="P23" style:family="paragraph" style:parent-style-name="Standard">
      <style:paragraph-properties fo:text-align="start" style:justify-single-word="false"/>
      <style:text-properties fo:language="es" fo:country="ES" officeooo:rsid="001e42ec" officeooo:paragraph-rsid="001e42ec"/>
    </style:style>
    <style:style style:name="P24" style:family="paragraph" style:parent-style-name="Standard">
      <style:paragraph-properties fo:text-align="start" style:justify-single-word="false"/>
      <style:text-properties fo:language="es" fo:country="ES" officeooo:rsid="001e42ec" officeooo:paragraph-rsid="0022f19d"/>
    </style:style>
    <style:style style:name="P25" style:family="paragraph" style:parent-style-name="Standard" style:list-style-name="L7">
      <style:paragraph-properties fo:text-align="start" style:justify-single-word="false"/>
      <style:text-properties fo:language="es" fo:country="ES" officeooo:rsid="00204bbb" officeooo:paragraph-rsid="00204bbb"/>
    </style:style>
    <style:style style:name="P26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27" style:family="paragraph" style:parent-style-name="Standard">
      <style:paragraph-properties fo:text-align="start" style:justify-single-word="false"/>
      <style:text-properties fo:language="es" fo:country="ES" officeooo:rsid="0017f7d1" officeooo:paragraph-rsid="0019d005"/>
    </style:style>
    <style:style style:name="P28" style:family="paragraph" style:parent-style-name="Standard">
      <style:paragraph-properties fo:text-align="start" style:justify-single-word="false"/>
      <style:text-properties fo:language="es" fo:country="ES" officeooo:rsid="0022f19d" officeooo:paragraph-rsid="0022f19d" fo:background-color="#ffff00"/>
    </style:style>
    <style:style style:name="P29" style:family="paragraph" style:parent-style-name="Standard">
      <style:paragraph-properties fo:text-align="start" style:justify-single-word="false"/>
      <style:text-properties fo:language="es" fo:country="ES" officeooo:rsid="0024dce8" officeooo:paragraph-rsid="0024dce8"/>
    </style:style>
    <style:style style:name="P30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19d005"/>
    </style:style>
    <style:style style:name="P31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32" style:family="paragraph" style:parent-style-name="Standard" style:list-style-name="L8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33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7b5e3"/>
    </style:style>
    <style:style style:name="P34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2f19d"/>
    </style:style>
    <style:style style:name="T5" style:family="text">
      <style:text-properties officeooo:rsid="00236fbe"/>
    </style:style>
    <style:style style:name="T6" style:family="text">
      <style:text-properties officeooo:rsid="0024dce8"/>
    </style:style>
    <style:style style:name="T7" style:family="text">
      <style:text-properties officeooo:rsid="0027b5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NALISIS FUNCIONAL <text:span text:style-name="T1">PLATAFORMA WEB DE SITIOS COWORKING</text:span></text:p>
      <text:p text:style-name="P26"/>
      <text:p text:style-name="P26"/>
      <text:p text:style-name="P9">Descripcion <text:span text:style-name="T6">del Proyecto</text:span>:</text:p>
      <text:p text:style-name="P1"/>
      <text:p text:style-name="P29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1"/>
      <text:p text:style-name="P1"/>
      <text:p text:style-name="P1"/>
      <text:p text:style-name="P30">Se creará una plataforma web que permite a los usuarios buscar espacios de Coworking, registrarse y reservas tanto plazas como salones enteros.</text:p>
      <text:p text:style-name="P30">A su vez, tendremos administradores de centros, que podrán generar los espacios en los que los usuarios reservarán.</text:p>
      <text:p text:style-name="P30">Se contemplan 3 roles principales, usuario anónimo, usuario registrado y administrador de centros.</text:p>
      <text:p text:style-name="P30"/>
      <text:p text:style-name="P30"/>
      <text:p text:style-name="P31">Se contemplan 3 roles a la hora de utilizar este servicio:</text:p>
      <text:p text:style-name="P31"/>
      <text:list xml:id="list2805045013" text:style-name="L8">
        <text:list-item>
          <text:p text:style-name="P32">Usuario anónimo: Un usuario que podrá visualizar la landing page y que podrá realizar busquedas de centros y salas dentro de la página.</text:p>
        </text:list-item>
        <text:list-item>
          <text:p text:style-name="P32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32">Administrador: Este usuario es capaz de crear centros de Coworking, gestionar las salas que integran el mismo y sus reservas. A su vez cuenta con la posibilidad de puntuar a los usuarios <text:span text:style-name="T7">que utilizaron sus instalaciones</text:span></text:p>
        </text:list-item>
      </text:list>
      <text:p text:style-name="P31"/>
      <text:p text:style-name="P33">Funcionalidades usuario anónimo:</text:p>
      <text:p text:style-name="P33"/>
      <text:p text:style-name="P33"/>
      <text:p text:style-name="P9">Usuario anónimo:</text:p>
      <text:p text:style-name="P1"/>
      <text:p text:style-name="P1">El usuario anónimo llegara a una landing page que le permitirá realizar las siguientes consultas:</text:p>
      <text:p text:style-name="P1"/>
      <text:list xml:id="list2497187266" text:style-name="L1">
        <text:list-item>
          <text:p text:style-name="P12">Publicar un espacio de coworking nuevo</text:p>
        </text:list-item>
        <text:list-item>
          <text:p text:style-name="P12">Buscar espacios de coworking. Esta busqueda puede realizarse en base a diferentes criterios:</text:p>
          <text:list>
            <text:list-item>
              <text:p text:style-name="P12">nombre del centro <text:span text:style-name="T2">ó </text:span>localidad</text:p>
            </text:list-item>
            <text:list-item>
              <text:p text:style-name="P12">tipo de espacio</text:p>
            </text:list-item>
            <text:list-item>
              <text:p text:style-name="P14">fechas</text:p>
              <text:p text:style-name="P14"/>
            </text:list-item>
          </text:list>
        </text:list-item>
      </text:list>
      <text:p text:style-name="P2"/>
      <text:p text:style-name="P2">Una vez realizada la busqueda el usuario accederá a un listado de centros que satisfagan su consulta y a su vez tendrá opciones de ajustar la búsqueda con los siguientes campos:</text:p>
      <text:list xml:id="list199603170" text:style-name="L2">
        <text:list-item>
          <text:p text:style-name="P15">precio <text:span text:style-name="T2">(rango de precios)</text:span></text:p>
        </text:list-item>
        <text:list-item>
          <text:p text:style-name="P15">puntuacion</text:p>
        </text:list-item>
        <text:list-item>
          <text:p text:style-name="P15">localidad</text:p>
        </text:list-item>
        <text:list-item>
          <text:p text:style-name="P18">tipo</text:p>
        </text:list-item>
        <text:list-item>
          <text:p text:style-name="P16">tipo de servicios</text:p>
        </text:list-item>
      </text:list>
      <text:p text:style-name="P3"/>
      <text:p text:style-name="P3">El usuario tambien tiene la posibilidad de ver los detalles de los centros que hayan cargado los administradores y tambien los comentarios de los usuarios que hayan realizado reservas.</text:p>
      <text:p text:style-name="P2"/>
      <text:p text:style-name="P2">Tambien se le permite al usuario ordenar dicha busqueda de diferentes maneras:</text:p>
      <text:list xml:id="list1795628531" text:style-name="L3">
        <text:list-item>
          <text:p text:style-name="P17">puntuacion (defecto)</text:p>
        </text:list-item>
        <text:list-item>
          <text:p text:style-name="P17">precio</text:p>
        </text:list-item>
      </text:list>
      <text:p text:style-name="P2"/>
      <text:p text:style-name="P2">Una vez elegido el espacio y determinada la cantidad de puestos y fechas el usuario podrá reservar este espacio con la condicion previa de registrarse.</text:p>
      <text:p text:style-name="P2"/>
      <text:p text:style-name="P4">El usuario en la landing page también podrá inscribirse como usuario administrador de espacios. Esto lo dirigirá a un formulario con campos específicos.</text:p>
      <text:p text:style-name="P4"/>
      <text:p text:style-name="P4">El usuario anónimo siempre <text:s/>tendrá un encabezado con un botón de registro, de login o acceso como administrador y una serie de accesos directos:</text:p>
      <text:list xml:id="list713012747" text:style-name="L4">
        <text:list-item>
          <text:p text:style-name="P19">antiguas busquedas</text:p>
        </text:list-item>
        <text:list-item>
          <text:p text:style-name="P19">blog</text:p>
        </text:list-item>
        <text:list-item>
          <text:p text:style-name="P19">logo y homepage</text:p>
        </text:list-item>
        <text:list-item>
          <text:p text:style-name="P20">información sobre la página</text:p>
        </text:list-item>
      </text:list>
      <text:p text:style-name="P5"/>
      <text:p text:style-name="P2"/>
      <text:p text:style-name="P5">El usuario anónimo tendrá un footer con links a: terminos de uso, cookies, mapa del sitio, privacidad, blog.</text:p>
      <text:p text:style-name="P2"/>
      <text:p text:style-name="P2"/>
      <text:p text:style-name="P1"/>
      <text:p text:style-name="P10">USUARIO REGISTRADO</text:p>
      <text:p text:style-name="P6"/>
      <text:p text:style-name="P6">Cualquier usuario anónimo puede registrarse completando el formulario.</text:p>
      <text:p text:style-name="P6"/>
      <text:p text:style-name="P6">Al ingresars como usuario registrado se tienen TODAS las mismos accesos y funciones que un usuario anónimo pero además puede finalizar la reserva de un espacio/puesto (el botón de reservar estará habilitado).</text:p>
      <text:p text:style-name="P6"/>
      <text:p text:style-name="P6">Al usuario registrado se le agrega un link en el header donde puede acceder al espacio “MI COWORKING”.</text:p>
      <text:p text:style-name="P6"/>
      <text:p text:style-name="P28">También puede gestionar los datos de su perfil, donde puede revisar y modificar los datos utilizados para registrarse.</text:p>
      <text:p text:style-name="P6"/>
      <text:p text:style-name="P6">En espacio (página) mi CoWorking el usuario puede acceder a:</text:p>
      <text:list xml:id="list3532837625" text:style-name="L5">
        <text:list-item>
          <text:p text:style-name="P21">Un listado con todas sus reservas</text:p>
        </text:list-item>
        <text:list-item>
          <text:p text:style-name="P21">Un <text:span text:style-name="T4">aviso</text:span> de si la misma está en curso / finalizada / reservada</text:p>
        </text:list-item>
        <text:list-item>
          <text:p text:style-name="P21">Si la reserva está en curso <text:span text:style-name="T4">el estado de</text:span> <text:span text:style-name="T4">la limpieza del espacio</text:span></text:p>
        </text:list-item>
        <text:list-item>
          <text:p text:style-name="P21">Estado del pago <text:span text:style-name="T3">(indicando si está a pago o no y </text:span><text:span text:style-name="T4">permitir acceder a </text:span><text:span text:style-name="T3">página de tarjeta si no lo está)</text:span></text:p>
        </text:list-item>
        <text:list-item>
          <text:p text:style-name="P21"><text:span text:style-name="T4">Resumen de </text:span><text:s/><text:span text:style-name="T4">incidencias de cada reserva.</text:span></text:p>
        </text:list-item>
      </text:list>
      <text:p text:style-name="P6"/>
      <text:p text:style-name="P24">El usuario en cada reserva tiene un link a un espacio para la gestión de todas las incidencias <text:span text:style-name="T4">de dicha reserva </text:span>(<text:span text:style-name="T4">habilitada a partir de que la reserva se encuentra “en curso”</text:span>). Este espacio tiene que disponer de:</text:p>
      <text:list xml:id="list2440940690" text:style-name="L6">
        <text:list-item>
          <text:p text:style-name="P22">Categoría de incidencia</text:p>
        </text:list-item>
        <text:list-item>
          <text:p text:style-name="P22">Descripción</text:p>
        </text:list-item>
        <text:list-item>
          <text:p text:style-name="P22">Estado de la incidencia</text:p>
          <text:p text:style-name="P22"/>
        </text:list-item>
      </text:list>
      <text:p text:style-name="P6">Tambien debe de haber un formulario para agregar nuevas incidencias <text:span text:style-name="T3">en las reservas en curso. <text:s/>(Las reservas se ordenarán primero por “estado” y luego por fecha.</text:span></text:p>
      <text:p text:style-name="P6"/>
      <text:p text:style-name="P6">Al finalizar la reserva se le habilitará al usuario el poder puntuar el espacio/reserva y dejar un comentario sobre la misma. Si el usuario no ha comentado, esta información queda en pendiente.</text:p>
      <text:p text:style-name="P1"/>
      <text:p text:style-name="P1"/>
      <text:p text:style-name="P11">USUARIO ADMINISTRADOR</text:p>
      <text:p text:style-name="P7"/>
      <text:p text:style-name="P7">cuando un usuario ingresa como administrador cambia su land page a una página con informaci<text:span text:style-name="T5">ó</text:span>n general de sus reservas. </text:p>
      <text:p text:style-name="P7"/>
      <text:p text:style-name="P8">En la misma se tiene un resumen con cada espacio con la siguiente información:</text:p>
      <text:list xml:id="list1366106564" text:style-name="L7">
        <text:list-item>
          <text:p text:style-name="P25">fechas de reserva (en un calendario)</text:p>
        </text:list-item>
        <text:list-item>
          <text:p text:style-name="P25">limpieza pendiente / realizada</text:p>
        </text:list-item>
        <text:list-item>
          <text:p text:style-name="P25">link a incidencias (si está reportada)</text:p>
        </text:list-item>
      </text:list>
      <text:p text:style-name="P8"/>
      <text:p text:style-name="P8">Al ingresar en cada espacio se obtiene un detalle de cada reserva, fechas y incidencias ordenadas de mas reciente a antigua y los servicios que tiene cada espacio. Allí podremos ingresar a la gestion de incidencias para responder a la incidencia abierta por un usuario, donde se puede finalizarla y dejar un comentario de la subsanación.</text:p>
      <text:p text:style-name="P8"/>
      <text:p text:style-name="P8">El administrador puede entrar a una zona de gestion de espacios y centros. Donde puede crear nuevos centros con sus facilidades y agregar dentro de estos espacios.</text:p>
      <text:p text:style-name="P8"/>
      <text:p text:style-name="P8">Los espacios tienen información como cantidad de usuarios, servicios extra, horario de uso, reserva mínima.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27T19:46:17.582714597</dc:date>
    <meta:editing-duration>PT21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64" meta:word-count="878" meta:character-count="5261" meta:non-whitespace-character-count="4473"/>
  </office:meta>
</office:document-meta>
</file>